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onsolas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onsolas" fo:font-weight="bold" style:font-weight-asian="bold" fo:font-size="14pt" style:font-size-asian="14pt"/>
    </style:style>
    <style:style style:name="P3" style:parent-style-name="Normal" style:family="paragraph">
      <style:paragraph-properties fo:text-align="center"/>
      <style:text-properties style:language-asian="es" style:country-asian="ES"/>
    </style:style>
    <style:style style:name="P4" style:parent-style-name="Normal" style:family="paragraph">
      <style:text-properties style:font-name="Consolas" fo:font-weight="bold" style:font-weight-asian="bold" fo:font-size="14pt" style:font-size-asian="14pt"/>
    </style:style>
    <style:style style:name="P5" style:parent-style-name="Normal" style:family="paragraph">
      <style:text-properties style:font-name="Consolas" fo:font-weight="bold" style:font-weight-asian="bold" fo:font-size="14pt" style:font-size-asian="14pt"/>
    </style:style>
    <style:style style:name="P6" style:parent-style-name="Normal" style:family="paragraph">
      <style:text-properties style:font-name="Consolas" style:font-weight-complex="bold" fo:font-size="10.5pt" style:font-size-asian="10.5pt" style:font-size-complex="10.5pt"/>
    </style:style>
    <style:style style:name="P7" style:parent-style-name="Normal" style:family="paragraph">
      <style:paragraph-properties fo:text-align="center"/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10" style:parent-style-name="Normal" style:family="paragraph">
      <style:text-properties style:font-name="Consolas" fo:font-weight="bold" style:font-weight-asian="bold" fo:font-size="14pt" style:font-size-asian="14pt"/>
    </style:style>
    <style:style style:name="P11" style:parent-style-name="Normal" style:family="paragraph">
      <style:text-properties style:font-name="Consolas" fo:font-weight="bold" style:font-weight-asian="bold" fo:font-size="14pt" style:font-size-asian="14pt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14" style:parent-style-name="Normal" style:family="paragraph">
      <style:text-properties style:font-name="Consolas" fo:font-weight="bold" style:font-weight-asian="bold" fo:font-size="14pt" style:font-size-asian="14pt"/>
    </style:style>
    <style:style style:name="P15" style:parent-style-name="Normal" style:family="paragraph">
      <style:text-properties style:font-name="Consolas" fo:font-weight="bold" style:font-weight-asian="bold" fo:font-size="14pt" style:font-size-asian="14pt"/>
    </style:style>
    <style:style style:name="T16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17" style:parent-style-name="Fuentedepárrafopredeter." style:family="text">
      <style:text-properties style:font-name="Consolas" style:font-name-asian="Times New Roman" style:font-name-complex="Times New Roman" style:font-weight-complex="bold" style:letter-kerning="false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P19" style:parent-style-name="Normal" style:family="paragraph">
      <style:paragraph-properties fo:text-align="center"/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20" style:parent-style-name="Normal" style:family="paragraph">
      <style:paragraph-properties fo:text-align="center"/>
    </style:style>
    <style:style style:name="T21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22" style:parent-style-name="Normal" style:family="paragraph">
      <style:text-properties style:font-name="Consolas" fo:font-weight="bold" style:font-weight-asian="bold" fo:font-size="14pt" style:font-size-asian="14pt"/>
    </style:style>
    <style:style style:name="P23" style:parent-style-name="Normal" style:family="paragraph">
      <style:text-properties style:font-name="Consolas" fo:font-weight="bold" style:font-weight-asian="bold" fo:font-size="14pt" style:font-size-asian="14pt"/>
    </style:style>
    <style:style style:name="T24" style:parent-style-name="Fuentedepárrafopredeter." style:family="text">
      <style:text-properties style:font-name="Consolas" style:font-weight-complex="bold" fo:font-size="10.5pt" style:font-size-asian="10.5pt" style:font-size-complex="10.5pt"/>
    </style:style>
    <style:style style:name="T25" style:parent-style-name="Fuentedepárrafopredeter." style:family="text">
      <style:text-properties style:font-name="Consolas" style:font-name-asian="Times New Roman" style:font-name-complex="Times New Roman" style:font-weight-complex="bold" style:letter-kerning="false" fo:font-size="10.5pt" style:font-size-asian="10.5pt" style:font-size-complex="10.5pt" style:language-asian="es" style:country-asian="ES"/>
    </style:style>
    <style:style style:name="P26" style:parent-style-name="Normal" style:family="paragraph">
      <style:text-properties style:font-name="Consolas" style:font-weight-complex="bold" fo:font-size="10.5pt" style:font-size-asian="10.5pt" style:font-size-complex="10.5pt"/>
    </style:style>
    <style:style style:name="P27" style:parent-style-name="Normal" style:family="paragraph">
      <style:paragraph-properties fo:text-align="center"/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30" style:parent-style-name="Normal" style:family="paragraph">
      <style:text-properties style:font-name="Consolas" fo:font-weight="bold" style:font-weight-asian="bold" fo:font-size="14pt" style:font-size-asian="14pt"/>
    </style:style>
    <style:style style:name="P31" style:parent-style-name="Normal" style:family="paragraph">
      <style:text-properties style:font-name="Consolas" style:font-weight-complex="bold" fo:font-size="10.5pt" style:font-size-asian="10.5pt" style:font-size-complex="10.5pt"/>
    </style:style>
    <style:style style:name="P32" style:parent-style-name="Normal" style:family="paragraph">
      <style:paragraph-properties fo:text-align="center"/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33" style:parent-style-name="Normal" style:family="paragraph">
      <style:paragraph-properties fo:text-align="center"/>
    </style:style>
    <style:style style:name="T34" style:parent-style-name="Fuentedepárrafopredeter." style:family="text">
      <style:text-properties style:font-name="Consolas" style:font-name-asian="Times New Roman" style:font-name-complex="Times New Roman" style:letter-kerning="false" fo:font-size="10.5pt" style:font-size-asian="10.5pt" style:font-size-complex="10.5pt" style:language-asian="es" style:country-asian="ES"/>
    </style:style>
    <style:style style:name="P35" style:parent-style-name="Normal" style:family="paragraph">
      <style:text-properties style:font-name="Consolas" fo:font-size="14pt" style:font-size-asian="14pt"/>
    </style:style>
  </office:automatic-styles>
  <office:body>
    <office:text text:use-soft-page-breaks="true">
      <text:p text:style-name="P1">SQL QUERYs</text:p>
      <text:p text:style-name="P2">GET</text:p>
      <text:p text:style-name="P3">"select * from clientes"</text:p>
      <text:p text:style-name="P4"/>
      <text:p text:style-name="P5">GET (obtener por<text:s/>id)</text:p>
      <text:p text:style-name="P6">Parámetros(clienteId)</text:p>
      <text:p text:style-name="P7">'select * from clientes where id =?',<text:s/></text:p>
      <text:p text:style-name="P8"><text:span text:style-name="T9">[clienteId],</text:span></text:p>
      <text:p text:style-name="P10"/>
      <text:p text:style-name="P11">GET (Por edad “Mayor que”)</text:p>
      <text:p text:style-name="P12"><text:span text:style-name="T13">'select * from clientes where edad &gt;?', [edad],</text:span></text:p>
      <text:p text:style-name="P14"/>
      <text:p text:style-name="P15">POST<text:s/>(Insertar)</text:p>
      <text:p text:style-name="Normal"><text:span text:style-name="T16">Parámetros (</text:span><text:span text:style-name="T17">nombre, apellidos, direccion, email, edad, genero, cuota, fecha_nacimiento, dni</text:span><text:span text:style-name="T18">)</text:span></text:p>
      <text:p text:style-name="P19">'insert into<text:s/>clientes<text:s/>(nombre, apellidos, direccion, email, edad, genero, cuota, fecha_nacimiento, dni) values (?, ?, ?, ?, ?, ?, ?, ?, ?)',<text:s/></text:p>
      <text:p text:style-name="P20"><text:span text:style-name="T21">[nombre, apellidos, direccion, email, edad, genero, cuota, fecha_nacimiento, dni]</text:span></text:p>
      <text:p text:style-name="P22"/>
      <text:p text:style-name="P23">UPDATE<text:s/>(Actualizar o editar)</text:p>
      <text:p text:style-name="Normal"><text:span text:style-name="T24">Parámetros (clienteId, {nombre</text:span><text:span text:style-name="T25">, apellidos, direccion, email, edad, genero, cuota, fecha_nacimiento, dni</text:span></text:p>
      <text:p text:style-name="P26">})</text:p>
      <text:p text:style-name="P27">'update clientes set nombre = ?, apellidos = ?, direccion = ?, email = ?, edad = ?, genero = ?, cuota = ?, fecha_nacimiento = ?, dni =? where id =?',<text:s/></text:p>
      <text:p text:style-name="P28"><text:span text:style-name="T29">[nombre, apellidos, direccion, email, edad, genero, cuota, fecha_nacimiento, dni, clienteId],</text:span></text:p>
      <text:p text:style-name="P30">DELETE<text:s/>(Eliminar)</text:p>
      <text:p text:style-name="P31">Parámetros(clientId)</text:p>
      <text:p text:style-name="P32">'delete from clientes where id =?',<text:s/></text:p>
      <text:p text:style-name="P33"><text:span text:style-name="T34">[clienteId],</text:span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fonso FX</meta:initial-creator>
    <dc:creator>Alfonso FX</dc:creator>
    <meta:creation-date>2023-04-27T10:57:00Z</meta:creation-date>
    <dc:date>2023-04-27T11:12:00Z</dc:date>
    <meta:template xlink:href="Normal" xlink:type="simple"/>
    <meta:editing-cycles>1</meta:editing-cycles>
    <meta:editing-duration>PT900S</meta:editing-duration>
    <meta:document-statistic meta:page-count="2" meta:paragraph-count="2" meta:word-count="156" meta:character-count="1016" meta:row-count="7" meta:non-whitespace-character-count="862"/>
  </office:meta>
</office:document-meta>
</file>